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74cm" fo:margin-left="0.176cm" table:align="left" style:writing-mode="lr-tb"/>
    </style:style>
    <style:style style:name="Table1.A" style:family="table-column">
      <style:table-column-properties style:column-width="5.858cm"/>
    </style:style>
    <style:style style:name="Table1.A1" style:family="table-cell">
      <style:table-cell-properties style:vertical-align="top" fo:padding="0.176cm" fo:border="1pt solid #ffffff"/>
    </style:style>
    <style:style style:name="Table2" style:family="table">
      <style:table-properties style:width="17.574cm" fo:margin-left="0.176cm" table:align="left" style:writing-mode="lr-tb"/>
    </style:style>
    <style:style style:name="Table2.A" style:family="table-column">
      <style:table-column-properties style:column-width="5.858cm"/>
    </style:style>
    <style:style style:name="Table2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5" style:family="paragraph" style:parent-style-name="Standard">
      <style:paragraph-properties fo:line-height="100%" fo:text-align="end" style:justify-single-word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" style:family="paragraph" style:parent-style-name="Standard" style:master-page-name="Standard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reak-before="auto" fo:break-after="auto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claramos que entendemos que la honestidad es uno de los valores fundamentales de la Universidad Simón Bolívar y que el plagio o la copia en cualquier evaluación constituye una falta de probidad en el ejercicio de nuestras obligaciones como alumnos. Sabemos que esta falta puede ser severamente sancionada según el <text:span text:style-name="T1">Reglamento de Sanciones y Procedimientos Disciplinarios</text:span>. Asimismo declaramos que el trabajo contenido en esta entrega ha sido realizado sólamente por los suscritos miembros del grupo.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Carnet</text:p>
          </table:table-cell>
          <table:table-cell table:style-name="Table1.A1" office:value-type="string">
            <text:p text:style-name="P2"><text:span text:style-name="T2">Nombre</text:span><text:span text:style-name="T2"> </text:span><text:span text:style-name="T2">y</text:span><text:span text:style-name="T2"> </text:span><text:span text:style-name="T2">Apellido</text:span></text:p>
          </table:table-cell>
          <table:table-cell table:style-name="Table1.A1" office:value-type="string">
            <text:p text:style-name="P4">Firma</text:p>
          </table:table-cell>
        </table:table-row>
      </table:table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08-10437</text:p>
          </table:table-cell>
          <table:table-cell table:style-name="Table2.A1" office:value-type="string">
            <text:p text:style-name="P3">Grace Gimon Betancourt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05-38072</text:p>
          </table:table-cell>
          <table:table-cell table:style-name="Table2.A1" office:value-type="string">
            <text:p text:style-name="P3">Julio De Abreu Molina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08-10704</text:p>
          </table:table-cell>
          <table:table-cell table:style-name="Table2.A1" office:value-type="string">
            <text:p text:style-name="P3">Jesus Martinez</text:p>
          </table:table-cell>
          <table:table-cell table:style-name="Table2.A1" office:value-type="string">
            <text:p text:style-name="P3"/>
          </table:table-cell>
        </table:table-row>
      </table:table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016cm" fo:margin-left="2.007cm" fo:margin-right="2.00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editing-cycles>3</meta:editing-cycles>
    <dc:date>2012-04-29T20:30:25.31</dc:date>
    <meta:editing-duration>PT24M39S</meta:editing-duration>
    <meta:document-statistic meta:table-count="2" meta:image-count="0" meta:object-count="0" meta:page-count="1" meta:paragraph-count="10" meta:word-count="92" meta:character-count="608" meta:non-whitespace-character-count="526"/>
  </office:meta>
</office:document-meta>
</file>